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0">TokTok</text:p>
      <text:p text:style-name="P10">Komunikator</text:p>
      <text:p text:style-name="P3"/>
      <text:p text:style-name="P3"/>
      <text:p text:style-name="P3"/>
      <text:p text:style-name="P6">Krzysztof Borawski 238152</text:p>
      <text:p text:style-name="P6">Błażej Kucman 238228</text:p>
      <text:p text:style-name="P8"><text:span text:style-name="T2">Krzysztof Kulewski </text:span>238149</text:p>
      <text:p text:style-name="P9"><text:s/></text:p>
      <text:p text:style-name="P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7275789149547928050" text:style-name="L1">
        <text:list-item>
          <text:p text:style-name="P11">Tematyka</text:p>
        </text:list-item>
      </text:list>
      <text:p text:style-name="P7"><text:tab/></text:p>
      <text:p text:style-name="P7"><text:tab/><text:span text:style-name="T1">Tematyką projektu jest grupowe utworzenie aplikacji o nazwie TokTok. Aplikacja ma <text:tab/>pozwalać i ułatwiać komunikację zespołową. Inspiracją projektu stał się popularnie <text:tab/>wykorzystywany przez firmy IT komunikator Slack. </text:span></text:p>
      <text:p text:style-name="P4"/>
      <text:p text:style-name="P4"/>
      <text:list xml:id="list34533225" text:continue-numbering="true" text:style-name="L1">
        <text:list-item>
          <text:p text:style-name="P11">Schemat projektu oraz wykorzystane technologie i narzędzia</text:p>
          <text:p text:style-name="P13"/>
          <text:p text:style-name="P16">2.1 Podział na dwa pod-projekty</text:p>
          <text:p text:style-name="P13"/>
        </text:list-item>
      </text:list>
      <text:p text:style-name="P7"><text:tab/><text:span text:style-name="T1">Projekt jest podzielony na dwie części mające na celu komunikację między sobą poprzez <text:tab/>REST API. </text:span></text:p>
      <text:p text:style-name="P4"><text:tab/></text:p>
      <text:p text:style-name="P4"><text:tab/>W części Frontend będzie umieszczona wizualna strona aplikacji.<text:tab/></text:p>
      <text:p text:style-name="P4"/>
      <text:p text:style-name="P4"><text:tab/>Backend będzie odpowiadał za odpowiednią obsługę wysyłanych zapytań, w tej części <text:tab/>również znajdować się będą wszystkie modele oraz kontrolery. W celu testowania <text:tab/>poprawności odpowiedzi do poszczególnych zapytań wykorzystane zostanie narzędzie <text:tab/>Swagger.</text:p>
      <text:p text:style-name="P5"><text:tab/><text:tab/></text:p>
      <text:list xml:id="list1271014875999428806" text:style-name="L2">
        <text:list-item>
          <text:list>
            <text:list-item>
              <text:p text:style-name="P12"><text:span text:style-name="T1"><text:s/></text:span><text:span text:style-name="T3">Użyte narzędzia </text:span></text:p>
              <text:p text:style-name="P14"/>
            </text:list-item>
          </text:list>
        </text:list-item>
      </text:list>
      <text:list xml:id="list8228471611540064222" text:style-name="L3">
        <text:list-item>
          <text:list>
            <text:list-item>
              <text:p text:style-name="P15">Backend – C#, ASP.Net Core 2.1, Swagger</text:p>
            </text:list-item>
            <text:list-item>
              <text:p text:style-name="P15">Frontend – TypeScript, Angular 6.1</text:p>
            </text:list-item>
            <text:list-item>
              <text:p text:style-name="P15">Dodatkowym narzędziem pozwalającym na autoryzację użytkowników będzie JWT</text:p>
            </text:list-item>
          </text:list>
        </text:list-item>
      </text:list>
      <text:list xml:id="list34518114" text:continue-list="list1271014875999428806" text:style-name="L2">
        <text:list-item>
          <text:list>
            <text:list-header>
              <text:p text:style-name="P14"/>
            </text:list-header>
          </text:list>
        </text:list-item>
      </text:list>
      <text:p text:style-name="P4"><text:tab/></text:p>
      <text:list xml:id="list34545196" text:continue-list="list34533225" text:style-name="L1">
        <text:list-item>
          <text:p text:style-name="P11">Schemat pracy</text:p>
        </text:list-item>
      </text:list>
      <text:p text:style-name="P7"/>
      <text:p text:style-name="P4"><text:tab/>Zespół będzie pracował i tworzył funkcjonalności w trakcie wewnętrznych sprintów. <text:line-break/><text:tab/>Wykonane zadania w trakcie sprintu będą automatycznie zapisywane w dwóch tablicach <text:tab/>kanbanowych projektu na portalu github.</text:p>
      <text:p text:style-name="P4"><text:tab/></text:p>
      <text:list xml:id="list1815717407427633966" text:style-name="L4">
        <text:list-item>
          <text:list>
            <text:list-item>
              <text:p text:style-name="P17">Źródła</text:p>
            </text:list-item>
          </text:list>
        </text:list-item>
      </text:list>
      <text:p text:style-name="P4"><text:tab/></text:p>
      <text:p text:style-name="P4"><text:tab/><text:span text:style-name="T4">Frontend:</text:span> github.com/kkulewski/toktok-frontend</text:p>
      <text:p text:style-name="P4"><text:tab/><text:span text:style-name="T4">Tablica zadań Frontend:</text:span> <text:span text:style-name="T5">github.com/kkulewski/toktok-frontend/projects/1</text:span></text:p>
      <text:p text:style-name="P4"><text:tab/><text:span text:style-name="T4">Backend: </text:span>github.com/kkulewski/toktok-backend</text:p>
      <text:p text:style-name="P4"><text:tab/><text:span text:style-name="T4">Tablica zadań Backend: </text:span>github.com/kkulewski/toktok-backend/projects/1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borawski</meta:initial-creator>
    <meta:creation-date>2018-10-21T12:39:33.82</meta:creation-date>
    <dc:date>2018-10-21T14:33:22.03</dc:date>
    <dc:creator>krzysztof borawski</dc:creator>
    <meta:editing-duration>PT1H17M57S</meta:editing-duration>
    <meta:editing-cycles>60</meta:editing-cycles>
    <meta:generator>OpenOffice/4.1.5$Win32 OpenOffice.org_project/415m1$Build-9789</meta:generator>
    <meta:document-statistic meta:table-count="0" meta:image-count="0" meta:object-count="0" meta:page-count="2" meta:paragraph-count="30" meta:word-count="176" meta:character-count="1465"/>
  </office:meta>
</office:document-meta>
</file>